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3A00000330B2FDF2C3699B1E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0e2f" officeooo:paragraph-rsid="00060e2f"/>
    </style:style>
    <style:style style:name="P2" style:family="paragraph" style:parent-style-name="Standard">
      <style:paragraph-properties fo:text-align="center" style:justify-single-word="false"/>
      <style:text-properties officeooo:rsid="00060e2f" officeooo:paragraph-rsid="00060e2f"/>
    </style:style>
    <style:style style:name="P3" style:family="paragraph" style:parent-style-name="Standard">
      <style:paragraph-properties fo:text-align="start" style:justify-single-word="false"/>
      <style:text-properties officeooo:rsid="00060e2f" officeooo:paragraph-rsid="00060e2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remy Holloway</text:p>
      <text:p text:style-name="P1">CPSC-3220-001</text:p>
      <text:p text:style-name="P1">5/30/2019</text:p>
      <text:p text:style-name="P1"/>
      <text:p text:style-name="P2">Homework #2</text:p>
      <text:p text:style-name="P2"/>
      <text:p text:style-name="P3"><draw:frame draw:style-name="fr1" draw:name="Image1" text:anchor-type="paragraph" svg:width="6.9252in" svg:height="6.8409in" draw:z-index="0"><draw:image xlink:href="Pictures/100002010000033A00000330B2FDF2C3699B1E5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21:33:23.722563003</meta:creation-date>
    <dc:date>2019-05-30T21:16:11.121614722</dc:date>
    <meta:editing-duration>PT5M4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4" meta:word-count="6" meta:character-count="48" meta:non-whitespace-character-count="46"/>
  </office:meta>
</office:document-meta>
</file>